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0a53a6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a53a6" style:font-size-asian="16pt" style:font-size-complex="16pt"/>
    </style:style>
    <style:style style:name="T1" style:family="text">
      <style:text-properties fo:color="#000000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" fo:background-color="#ffffff" loext:char-shading-value="0" style:font-name-complex="Times New Roman1"/>
    </style:style>
    <style:style style:name="T3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4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XIX</text:span></text:p>
      <text:p text:style-name="P2"><text:span text:style-name="T2">Поправив пиджак, Алехин резко вошел в кафе, осматривая зал. Алины нигде не было, но за дальним столиком сидел явно кого-то ожидая парень с крепким телосложением лет 25. Заметив Александра, он насмешливо улыбнулся. Осмотревшись еще раз, Алехин увидел в окно выходящую из такси Алину и, бросив на нее беглый взгляд направился резко к тому, кто с самого начала вызывал у него отвращение. </text:span></text:p>
      <text:p text:style-name="P2"><text:span text:style-name="T2">–Так это ты тот тип, что клеится к Алине? – серьезно спросил он, облокачиваясь на стол. </text:span></text:p>
      <text:p text:style-name="P2"><text:span text:style-name="T2">–Вы посмотрите, какие люди. А ты, видимо тот самый кавалер-неудачник. И что ты тут делаешь? Едь дальше прятаться от своих проблем. Ты опоздал, мальчик. </text:span></text:p>
      <text:p text:style-name="P2"><text:span text:style-name="T2">–Да тебе же явно пофиг на нее. Зачем ты ломаешь ей жизнь? </text:span></text:p>
      <text:p text:style-name="P2"><text:span text:style-name="T2">–А твое какое дело? Катился бы отсюда. Сейчас эта наивная овечка придет. Она такая же, как и все. </text:span></text:p>
      <text:p text:style-name="P2"><text:span text:style-name="T2">–Не смей так говорить о ней! – гневно сказал Александр. Видно было, что он закипал. </text:span></text:p>
      <text:p text:style-name="P2"><text:span text:style-name="T2">–А то что? Ну и что такой сопляк, как ты сделает мне? Ты не с теми связываешься. Свали по-хорошему. </text:span></text:p>
      <text:p text:style-name="P2"><text:span text:style-name="T2">–Это ты свали! И оставь Алину впокое. </text:span></text:p>
      <text:p text:style-name="P2"><text:span text:style-name="T2">–Как ты мне уже надоел, – спокойно ответил тот, допивая кофе. </text:span></text:p>
      <text:p text:style-name="P2"><text:span text:style-name="T2">–Ну раз так, то давай встретимся сегодня в лесополосе, 30 км к юго-западу от города!</text:span></text:p>
      <text:p text:style-name="P2"><text:span text:style-name="T2">–Ха-ха-ха! Уверен? Лучше извинись и ползи отсюда маменькин сынок!</text:span></text:p>
      <text:p text:style-name="P2"><text:soft-page-break/><text:span text:style-name="T2">–Александр? – спросила подошедшая Алина. </text:span></text:p>
      <text:p text:style-name="P2"><text:span text:style-name="T2">–Я все сказал тебе! – крикнул Алехин и резко вышел из кафе. </text:span></text:p>
      <text:p text:style-name="P2"><text:span text:style-name="T2">–Эдуард, что он сказал тебе? – спросила девушка.</text:span></text:p>
      <text:p text:style-name="P2"><text:span text:style-name="T2">–А, да так, не парься. Хочет разобраться. Ну что ж, я его услышал. </text:span></text:p>
      <text:p text:style-name="P2"><text:span text:style-name="T2">–Я прошу тебя, не надо! Оставь дурака! – <text:s/>ужаснулась девушка. </text:span></text:p>
      <text:p text:style-name="P2"><text:span text:style-name="T2">–Не лезь! Мы просто преподадим ему пару уроков и покажем, что не стоит связываться не с теми людьми. </text:span></text:p>
      <text:p text:style-name="P2"><text:span text:style-name="T2">К столику подбежал официант, раскладывая блюда и пара увлеклась вкусным обедом и веселыми разговорами. Из разных концов кафе на них падали два пристальных взгляда. Алена неприметно сидела с книгой через пару столиков от них, а Настя прятала лицо за ноутбуком через три столика с другой стороны. Алехин же тем временем сидел возмущенный в машине, направляясь домой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20:26:01.120000000</meta:creation-date>
    <dc:date>2022-05-15T20:26:24.243000000</dc:date>
    <meta:editing-duration>PT23S</meta:editing-duration>
    <meta:editing-cycles>1</meta:editing-cycles>
    <meta:document-statistic meta:table-count="0" meta:image-count="0" meta:object-count="0" meta:page-count="2" meta:paragraph-count="19" meta:word-count="323" meta:character-count="1961" meta:non-whitespace-character-count="1634"/>
    <meta:generator>LibreOffice/7.2.2.2$Windows_X86_64 LibreOffice_project/02b2acce88a210515b4a5bb2e46cbfb63fe97d56</meta:generator>
  </office:meta>
</office:document-meta>
</file>